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usr123/lib123/libreoffice/program/../share/gallery/sounds/apert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custom-shape draw:style-name="gr1" draw:text-style-name="P1" xml:id="id2" draw:id="id2" draw:layer="layout" svg:width="13cm" svg:height="10cm" svg:x="8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par smil:begin="id1.begin">
            <anim:audio xlink:href="../../../../usr123/lib123/libreoffice/program/../share/gallery/sounds/apert.wav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  <anim:audio xlink:href="../../../../usr123/lib123/libreoffice/basis3.3/share/gallery/sounds/apert.wav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1T13:11:25</meta:creation-date>
    <dc:date>2012-05-05T10:34:27</dc:date>
    <meta:editing-duration>PT50S</meta:editing-duration>
    <meta:editing-cycles>2</meta:editing-cycles>
    <meta:generator>LibreOffice/3.5$Linux_x86 LibreOffice_project/350m1$Build-202</meta:generator>
    <meta:document-statistic meta:object-count="26"/>
  </office:meta>
</office:document-meta>
</file>